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uk" fo:country="UA" style:font-size-asian="12pt" style:font-size-complex="12pt"/>
    </style:style>
    <style:style style:name="T1" style:family="text">
      <style:text-properties style:font-name="Arial" fo:font-size="26pt" fo:language="uk" fo:country="UA" style:font-size-asian="26pt" style:font-name-complex="Arial2" style:font-size-complex="26pt"/>
    </style:style>
    <style:style style:name="T2" style:family="text">
      <style:text-properties style:font-name="Arial" fo:font-size="26pt" fo:language="uk" fo:country="UA" fo:font-weight="bold" style:font-size-asian="26pt" style:font-weight-asian="bold" style:font-name-complex="Arial2" style:font-size-complex="26pt" style:font-weight-complex="bold"/>
    </style:style>
    <style:style style:name="T3" style:family="text">
      <style:text-properties fo:font-size="12pt" fo:language="uk" fo:country="UA" style:font-size-asian="12pt" style:font-size-complex="12pt"/>
    </style:style>
    <style:style style:name="T4" style:family="text"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 text:c="26"/></text:span><text:span text:style-name="T2">Звіт</text:span></text:p>
      <text:p text:style-name="P1"/>
      <text:p text:style-name="Standard"><text:span text:style-name="T3"><text:line-break/>На протязі виконання цього завдання ми дізналися що таке </text:span><text:span text:style-name="T5">GitHub</text:span><text:span text:style-name="T3"> і для чого він використовується. Після цього ми зареєструвалися на гіт хабі, потім створили <text:s/>репозиторій. Після цього додали файл <text:s/>в нього та зробили комміт. <text:line-break/><text:line-break/> <text:s text:c="38"/></text:span><text:span text:style-name="T6">Відповіді на запитання до </text:span><text:span text:style-name="T8">Work</text:span><text:span text:style-name="T9">-</text:span><text:span text:style-name="T8">Case</text:span><text:span text:style-name="T9"> </text:span><text:span text:style-name="T6">1</text:span><text:span text:style-name="T9">:</text:span><text:span text:style-name="T3"><text:line-break/></text:span><text:span text:style-name="T4">1.</text:span><text:span text:style-name="T3"> </text:span><text:span text:style-name="T4">Опишіть для чого використовують git, які основні дії та команди в ньому виконують.</text:span></text:p>
      <text:p text:style-name="Standard"><text:span text:style-name="T3">Not many commands in Git require a network connection to work, almost all commands operate on a</text:span></text:p>
      <text:p text:style-name="Standard"><text:span text:style-name="T3">local copy of the project. When you are ready to share your work, just a few commands will help you</text:span></text:p>
      <text:p text:style-name="Standard"><text:span text:style-name="T3">work with remote repositories.</text:span></text:p>
      <text:p text:style-name="Standard"><text:span text:style-name="T3">git fetch</text:span></text:p>
      <text:p text:style-name="Standard"><text:span text:style-name="T3">git pull</text:span></text:p>
      <text:p text:style-name="Standard"><text:span text:style-name="T3">git push</text:span></text:p>
      <text:p text:style-name="Standard"><text:span text:style-name="T3">git remote</text:span></text:p>
      <text:p text:style-name="Standard"><text:span text:style-name="T3">git archive</text:span></text:p>
      <text:p text:style-name="Standard"><text:span text:style-name="T3">git submodule</text:span></text:p>
      <text:p text:style-name="Standard"><text:span text:style-name="T4">2.</text:span><text:span text:style-name="T3"> </text:span><text:span text:style-name="T4">Що таке "комміт", як він дозволяє відслідковувати зміни у файлах?</text:span></text:p>
      <text:p text:style-name="Standard"><text:span text:style-name="T3">Commits are the basic building blocks of a Git project timeline. You can think of them as snapshots or</text:span></text:p>
      <text:p text:style-name="Standard"><text:span text:style-name="T3">checkpoints on the timeline of a Git project. Commits are created using the git commit command, which</text:span></text:p>
      <text:p text:style-name="Standard"><text:span text:style-name="T3">takes a snapshot of the state of the project at the current point in time.<text:line-break/><text:line-break/></text:span><text:span text:style-name="T7"> <text:s text:c="53"/>Роботу виконали</text:span><text:span text:style-name="T9">:</text:span><text:span text:style-name="T6"> Мішуровський А.</text:span><text:span text:style-name="T7"> та </text:span><text:span text:style-name="T6">Сухачов Є.</text:span><text:span text:style-name="T7"> <text:line-break/> <text:s text:c="53"/>Студенти групи</text:span><text:span text:style-name="T10">:</text:span><text:span text:style-name="T7"> </text:span><text:span text:style-name="T6">КСМ-03Б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inkflamingo .</meta:initial-creator>
    <dc:creator>Pinkflamingo .</dc:creator>
    <meta:editing-cycles>1</meta:editing-cycles>
    <meta:creation-date>2022-09-08T15:44:00</meta:creation-date>
    <dc:date>2022-09-08T15:58:00</dc:date>
    <meta:editing-duration>PT14M</meta:editing-duration>
    <meta:generator>LibreOffice/7.3.0.3$Windows_X86_64 LibreOffice_project/0f246aa12d0eee4a0f7adcefbf7c878fc2238db3</meta:generator>
    <meta:document-statistic meta:table-count="0" meta:image-count="0" meta:object-count="0" meta:page-count="1" meta:paragraph-count="15" meta:word-count="180" meta:character-count="1227" meta:non-whitespace-character-count="882"/>
    <meta:user-defined meta:name="AppVersion">16.0000</meta:user-defined>
    <meta:template xlink:type="simple" xlink:actuate="onRequest" xlink:title="Normal" xlink:href=""/>
  </office:meta>
</office:document-meta>
</file>